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1.56pt"/>
    </style:style>
    <style:style style:name="co2" style:family="table-column">
      <style:table-column-properties fo:break-before="auto" style:column-width="39.34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104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padding="7pt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104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 style:text-align-source="fix" style:repeat-content="false" fo:padding="7pt" style:vertical-align="middle"/>
      <style:paragraph-properties fo:text-align="center"/>
    </style:style>
    <style:style style:name="ce12" style:family="table-cell" style:parent-style-name="Default">
      <style:table-cell-properties fo:background-color="#dddddd" fo:padding="7pt" style:vertical-align="middle"/>
    </style:style>
    <style:style style:name="ce13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104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afd095" fo:border-left="0.74pt solid #000000" fo:padding="7pt" fo:border-right="none" fo:border-top="none" style:vertical-align="middle"/>
    </style:style>
    <style:style style:name="ce17" style:family="table-cell" style:parent-style-name="Default">
      <style:table-cell-properties fo:border-bottom="none" fo:background-color="#dddddd" fo:border-left="0.74pt solid #000000" fo:padding="7pt" fo:border-right="none" fo:border-top="none" style:vertical-align="middle"/>
    </style:style>
    <style:style style:name="ce18" style:family="table-cell" style:parent-style-name="Default">
      <style:table-cell-properties fo:background-color="#afd095" fo:padding="7pt" style:vertical-align="middle"/>
    </style:style>
    <style:style style:name="ce19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104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fo:padding="7pt" style:vertical-align="middle"/>
    </style:style>
    <style:style style:name="ce44" style:family="table-cell" style:parent-style-name="Default">
      <style:table-cell-properties fo:background-color="#afd095" fo:border="none" fo:padding="7pt" style:vertical-align="middle"/>
    </style:style>
    <style:style style:name="ce23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0104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eeeee" fo:border-left="0.74pt solid #000000" fo:padding="7pt" fo:border-right="none" fo:border-top="none" style:vertical-align="middle"/>
    </style:style>
    <style:style style:name="ce27" style:family="table-cell" style:parent-style-name="Default">
      <style:table-cell-properties fo:padding="7pt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2" table:default-cell-style-name="ce17"/>
        <table:table-column table:style-name="co2" table:number-columns-repeated="5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4" table:default-cell-style-name="ce12"/>
        <table:table-column table:style-name="co2" table:default-cell-style-name="ce17"/>
        <table:table-column table:style-name="co2" table:number-columns-repeated="2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default-cell-style-name="ce26"/>
        <table:table-column table:style-name="co2" table:number-columns-repeated="6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932" table:default-cell-style-name="ce27"/>
        <table:table-row table:style-name="ro1">
          <table:table-cell table:style-name="ce1"/>
          <table:table-cell table:style-name="ce8"/>
          <table:table-cell table:style-name="ce13" office:value-type="string" calcext:value-type="string">
            <text:p>DICEMBRE</text:p>
          </table:table-cell>
          <table:table-cell table:style-name="ce8" table:number-columns-repeated="5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4"/>
          <table:table-cell table:style-name="ce13" office:value-type="string" calcext:value-type="string">
            <text:p>GENNAIO</text:p>
          </table:table-cell>
          <table:table-cell table:style-name="ce8" table:number-columns-repeated="2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23" office:value-type="string" calcext:value-type="string">
            <text:p>FEBBRAIO</text:p>
          </table:table-cell>
          <table:table-cell table:style-name="ce19" table:number-columns-repeated="6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1" table:number-columns-repeated="932"/>
        </table:table-row>
        <table:table-row table:style-name="ro1">
          <table:table-cell table:style-name="ce5"/>
          <table:table-cell table:style-name="ce9" office:value-type="date" office:date-value="2020-11-30" calcext:value-type="date">
            <text:p>30</text:p>
          </table:table-cell>
          <table:table-cell table:style-name="ce14" office:value-type="date" office:date-value="2020-12-01" calcext:value-type="date">
            <text:p>01</text:p>
          </table:table-cell>
          <table:table-cell table:style-name="ce9" office:value-type="date" office:date-value="2020-12-02" calcext:value-type="date">
            <text:p>02</text:p>
          </table:table-cell>
          <table:table-cell table:style-name="ce9" office:value-type="date" office:date-value="2020-12-03" calcext:value-type="date">
            <text:p>03</text:p>
          </table:table-cell>
          <table:table-cell table:style-name="ce9" office:value-type="date" office:date-value="2020-12-04" calcext:value-type="date">
            <text:p>04</text:p>
          </table:table-cell>
          <table:table-cell table:style-name="ce9" office:value-type="date" office:date-value="2020-12-05" calcext:value-type="date">
            <text:p>05</text:p>
          </table:table-cell>
          <table:table-cell table:style-name="ce9" office:value-type="date" office:date-value="2020-12-06" calcext:value-type="date">
            <text:p>06</text:p>
          </table:table-cell>
          <table:table-cell table:style-name="ce20" office:value-type="date" office:date-value="2020-12-07" calcext:value-type="date">
            <text:p>07</text:p>
          </table:table-cell>
          <table:table-cell table:style-name="ce20" office:value-type="date" office:date-value="2020-12-08" calcext:value-type="date">
            <text:p>08</text:p>
          </table:table-cell>
          <table:table-cell table:style-name="ce20" office:value-type="date" office:date-value="2020-12-09" calcext:value-type="date">
            <text:p>09</text:p>
          </table:table-cell>
          <table:table-cell table:style-name="ce20" office:value-type="date" office:date-value="2020-12-10" calcext:value-type="date">
            <text:p>10</text:p>
          </table:table-cell>
          <table:table-cell table:style-name="ce20" office:value-type="date" office:date-value="2020-12-11" calcext:value-type="date">
            <text:p>11</text:p>
          </table:table-cell>
          <table:table-cell table:style-name="ce20" office:value-type="date" office:date-value="2020-12-12" calcext:value-type="date">
            <text:p>12</text:p>
          </table:table-cell>
          <table:table-cell table:style-name="ce20" office:value-type="date" office:date-value="2020-12-13" calcext:value-type="date">
            <text:p>13</text:p>
          </table:table-cell>
          <table:table-cell table:style-name="ce9" office:value-type="date" office:date-value="2020-12-14" calcext:value-type="date">
            <text:p>14</text:p>
          </table:table-cell>
          <table:table-cell table:style-name="ce9" office:value-type="date" office:date-value="2020-12-15" calcext:value-type="date">
            <text:p>15</text:p>
          </table:table-cell>
          <table:table-cell table:style-name="ce9" office:value-type="date" office:date-value="2020-12-16" calcext:value-type="date">
            <text:p>16</text:p>
          </table:table-cell>
          <table:table-cell table:style-name="ce9" office:value-type="date" office:date-value="2020-12-17" calcext:value-type="date">
            <text:p>17</text:p>
          </table:table-cell>
          <table:table-cell table:style-name="ce9" office:value-type="date" office:date-value="2020-12-18" calcext:value-type="date">
            <text:p>18</text:p>
          </table:table-cell>
          <table:table-cell table:style-name="ce9" office:value-type="date" office:date-value="2020-12-19" calcext:value-type="date">
            <text:p>19</text:p>
          </table:table-cell>
          <table:table-cell table:style-name="ce9" office:value-type="date" office:date-value="2020-12-20" calcext:value-type="date">
            <text:p>20</text:p>
          </table:table-cell>
          <table:table-cell table:style-name="ce20" office:value-type="date" office:date-value="2020-12-21" calcext:value-type="date">
            <text:p>21</text:p>
          </table:table-cell>
          <table:table-cell table:style-name="ce20" office:value-type="date" office:date-value="2020-12-22" calcext:value-type="date">
            <text:p>22</text:p>
          </table:table-cell>
          <table:table-cell table:style-name="ce20" office:value-type="date" office:date-value="2020-12-23" calcext:value-type="date">
            <text:p>23</text:p>
          </table:table-cell>
          <table:table-cell table:style-name="ce20" office:value-type="date" office:date-value="2020-12-24" calcext:value-type="date">
            <text:p>24</text:p>
          </table:table-cell>
          <table:table-cell table:style-name="ce20" office:value-type="date" office:date-value="2020-12-25" calcext:value-type="date">
            <text:p>25</text:p>
          </table:table-cell>
          <table:table-cell table:style-name="ce20" office:value-type="date" office:date-value="2020-12-26" calcext:value-type="date">
            <text:p>26</text:p>
          </table:table-cell>
          <table:table-cell table:style-name="ce20" office:value-type="date" office:date-value="2020-12-27" calcext:value-type="date">
            <text:p>27</text:p>
          </table:table-cell>
          <table:table-cell table:style-name="ce9" office:value-type="date" office:date-value="2020-12-28" calcext:value-type="date">
            <text:p>28</text:p>
          </table:table-cell>
          <table:table-cell table:style-name="ce9" office:value-type="date" office:date-value="2020-12-29" calcext:value-type="date">
            <text:p>29</text:p>
          </table:table-cell>
          <table:table-cell table:style-name="ce9" office:value-type="date" office:date-value="2020-12-30" calcext:value-type="date">
            <text:p>30</text:p>
          </table:table-cell>
          <table:table-cell table:style-name="ce9" office:value-type="date" office:date-value="2020-12-31" calcext:value-type="date">
            <text:p>31</text:p>
          </table:table-cell>
          <table:table-cell table:style-name="ce14" office:value-type="date" office:date-value="2021-01-01" calcext:value-type="date">
            <text:p>01</text:p>
          </table:table-cell>
          <table:table-cell table:style-name="ce9" office:value-type="date" office:date-value="2021-01-02" calcext:value-type="date">
            <text:p>02</text:p>
          </table:table-cell>
          <table:table-cell table:style-name="ce9" office:value-type="date" office:date-value="2021-01-03" calcext:value-type="date">
            <text:p>03</text:p>
          </table:table-cell>
          <table:table-cell table:style-name="ce20" office:value-type="date" office:date-value="2021-01-04" calcext:value-type="date">
            <text:p>04</text:p>
          </table:table-cell>
          <table:table-cell table:style-name="ce20" office:value-type="date" office:date-value="2021-01-05" calcext:value-type="date">
            <text:p>05</text:p>
          </table:table-cell>
          <table:table-cell table:style-name="ce20" office:value-type="date" office:date-value="2021-01-06" calcext:value-type="date">
            <text:p>06</text:p>
          </table:table-cell>
          <table:table-cell table:style-name="ce20" office:value-type="date" office:date-value="2021-01-07" calcext:value-type="date">
            <text:p>07</text:p>
          </table:table-cell>
          <table:table-cell table:style-name="ce20" office:value-type="date" office:date-value="2021-01-08" calcext:value-type="date">
            <text:p>08</text:p>
          </table:table-cell>
          <table:table-cell table:style-name="ce20" office:value-type="date" office:date-value="2021-01-09" calcext:value-type="date">
            <text:p>09</text:p>
          </table:table-cell>
          <table:table-cell table:style-name="ce20" office:value-type="date" office:date-value="2021-01-10" calcext:value-type="date">
            <text:p>10</text:p>
          </table:table-cell>
          <table:table-cell table:style-name="ce9" office:value-type="date" office:date-value="2021-01-11" calcext:value-type="date">
            <text:p>11</text:p>
          </table:table-cell>
          <table:table-cell table:style-name="ce9" office:value-type="date" office:date-value="2021-01-12" calcext:value-type="date">
            <text:p>12</text:p>
          </table:table-cell>
          <table:table-cell table:style-name="ce9" office:value-type="date" office:date-value="2021-01-13" calcext:value-type="date">
            <text:p>13</text:p>
          </table:table-cell>
          <table:table-cell table:style-name="ce9" office:value-type="date" office:date-value="2021-01-14" calcext:value-type="date">
            <text:p>14</text:p>
          </table:table-cell>
          <table:table-cell table:style-name="ce9" office:value-type="date" office:date-value="2021-01-15" calcext:value-type="date">
            <text:p>15</text:p>
          </table:table-cell>
          <table:table-cell table:style-name="ce9" office:value-type="date" office:date-value="2021-01-16" calcext:value-type="date">
            <text:p>16</text:p>
          </table:table-cell>
          <table:table-cell table:style-name="ce9" office:value-type="date" office:date-value="2021-01-17" calcext:value-type="date">
            <text:p>17</text:p>
          </table:table-cell>
          <table:table-cell table:style-name="ce20" office:value-type="date" office:date-value="2021-01-18" calcext:value-type="date">
            <text:p>18</text:p>
          </table:table-cell>
          <table:table-cell table:style-name="ce20" office:value-type="date" office:date-value="2021-01-19" calcext:value-type="date">
            <text:p>19</text:p>
          </table:table-cell>
          <table:table-cell table:style-name="ce20" office:value-type="date" office:date-value="2021-01-20" calcext:value-type="date">
            <text:p>20</text:p>
          </table:table-cell>
          <table:table-cell table:style-name="ce20" office:value-type="date" office:date-value="2021-01-21" calcext:value-type="date">
            <text:p>21</text:p>
          </table:table-cell>
          <table:table-cell table:style-name="ce20" office:value-type="date" office:date-value="2021-01-22" calcext:value-type="date">
            <text:p>22</text:p>
          </table:table-cell>
          <table:table-cell table:style-name="ce20" office:value-type="date" office:date-value="2021-01-23" calcext:value-type="date">
            <text:p>23</text:p>
          </table:table-cell>
          <table:table-cell table:style-name="ce20" office:value-type="date" office:date-value="2021-01-24" calcext:value-type="date">
            <text:p>24</text:p>
          </table:table-cell>
          <table:table-cell table:style-name="ce9" office:value-type="date" office:date-value="2021-01-25" calcext:value-type="date">
            <text:p>25</text:p>
          </table:table-cell>
          <table:table-cell table:style-name="ce9" office:value-type="date" office:date-value="2021-01-26" calcext:value-type="date">
            <text:p>26</text:p>
          </table:table-cell>
          <table:table-cell table:style-name="ce9" office:value-type="date" office:date-value="2021-01-27" calcext:value-type="date">
            <text:p>27</text:p>
          </table:table-cell>
          <table:table-cell table:style-name="ce9" office:value-type="date" office:date-value="2021-01-28" calcext:value-type="date">
            <text:p>28</text:p>
          </table:table-cell>
          <table:table-cell table:style-name="ce9" office:value-type="date" office:date-value="2021-01-29" calcext:value-type="date">
            <text:p>29</text:p>
          </table:table-cell>
          <table:table-cell table:style-name="ce9" office:value-type="date" office:date-value="2021-01-30" calcext:value-type="date">
            <text:p>30</text:p>
          </table:table-cell>
          <table:table-cell table:style-name="ce9" office:value-type="date" office:date-value="2021-01-31" calcext:value-type="date">
            <text:p>31</text:p>
          </table:table-cell>
          <table:table-cell table:style-name="ce24" office:value-type="date" office:date-value="2021-02-01" calcext:value-type="date">
            <text:p>01</text:p>
          </table:table-cell>
          <table:table-cell table:style-name="ce20" office:value-type="date" office:date-value="2021-02-02" calcext:value-type="date">
            <text:p>02</text:p>
          </table:table-cell>
          <table:table-cell table:style-name="ce20" office:value-type="date" office:date-value="2021-02-03" calcext:value-type="date">
            <text:p>03</text:p>
          </table:table-cell>
          <table:table-cell table:style-name="ce20" office:value-type="date" office:date-value="2021-02-04" calcext:value-type="date">
            <text:p>04</text:p>
          </table:table-cell>
          <table:table-cell table:style-name="ce20" office:value-type="date" office:date-value="2021-02-05" calcext:value-type="date">
            <text:p>05</text:p>
          </table:table-cell>
          <table:table-cell table:style-name="ce20" office:value-type="date" office:date-value="2021-02-06" calcext:value-type="date">
            <text:p>06</text:p>
          </table:table-cell>
          <table:table-cell table:style-name="ce20" office:value-type="date" office:date-value="2021-02-07" calcext:value-type="date">
            <text:p>07</text:p>
          </table:table-cell>
          <table:table-cell table:style-name="ce9" office:value-type="date" office:date-value="2021-02-08" calcext:value-type="date">
            <text:p>08</text:p>
          </table:table-cell>
          <table:table-cell table:style-name="ce9" office:value-type="date" office:date-value="2021-02-09" calcext:value-type="date">
            <text:p>09</text:p>
          </table:table-cell>
          <table:table-cell table:style-name="ce9" office:value-type="date" office:date-value="2021-02-10" calcext:value-type="date">
            <text:p>10</text:p>
          </table:table-cell>
          <table:table-cell table:style-name="ce9" office:value-type="date" office:date-value="2021-02-11" calcext:value-type="date">
            <text:p>11</text:p>
          </table:table-cell>
          <table:table-cell table:style-name="ce9" office:value-type="date" office:date-value="2021-02-12" calcext:value-type="date">
            <text:p>12</text:p>
          </table:table-cell>
          <table:table-cell table:style-name="ce9" office:value-type="date" office:date-value="2021-02-13" calcext:value-type="date">
            <text:p>13</text:p>
          </table:table-cell>
          <table:table-cell table:style-name="ce9" office:value-type="date" office:date-value="2021-02-14" calcext:value-type="date">
            <text:p>14</text:p>
          </table:table-cell>
          <table:table-cell table:style-name="ce20" office:value-type="date" office:date-value="2021-02-15" calcext:value-type="date">
            <text:p>15</text:p>
          </table:table-cell>
          <table:table-cell table:style-name="ce20" office:value-type="date" office:date-value="2021-02-16" calcext:value-type="date">
            <text:p>16</text:p>
          </table:table-cell>
          <table:table-cell table:style-name="ce20" office:value-type="date" office:date-value="2021-02-17" calcext:value-type="date">
            <text:p>17</text:p>
          </table:table-cell>
          <table:table-cell table:style-name="ce20" office:value-type="date" office:date-value="2021-02-18" calcext:value-type="date">
            <text:p>18</text:p>
          </table:table-cell>
          <table:table-cell table:style-name="ce20" office:value-type="date" office:date-value="2021-02-19" calcext:value-type="date">
            <text:p>19</text:p>
          </table:table-cell>
          <table:table-cell table:style-name="ce20" office:value-type="date" office:date-value="2021-02-20" calcext:value-type="date">
            <text:p>20</text:p>
          </table:table-cell>
          <table:table-cell table:style-name="ce20" office:value-type="date" office:date-value="2021-02-21" calcext:value-type="date">
            <text:p>21</text:p>
          </table:table-cell>
          <table:table-cell table:style-name="ce9" office:value-type="date" office:date-value="2021-02-22" calcext:value-type="date">
            <text:p>22</text:p>
          </table:table-cell>
          <table:table-cell table:style-name="ce9" office:value-type="date" office:date-value="2021-02-23" calcext:value-type="date">
            <text:p>23</text:p>
          </table:table-cell>
          <table:table-cell table:style-name="ce9" office:value-type="date" office:date-value="2021-02-24" calcext:value-type="date">
            <text:p>24</text:p>
          </table:table-cell>
          <table:table-cell table:style-name="ce9" office:value-type="date" office:date-value="2021-02-25" calcext:value-type="date">
            <text:p>25</text:p>
          </table:table-cell>
          <table:table-cell table:style-name="ce9" office:value-type="date" office:date-value="2021-02-26" calcext:value-type="date">
            <text:p>26</text:p>
          </table:table-cell>
          <table:table-cell table:style-name="ce9" office:value-type="date" office:date-value="2021-02-27" calcext:value-type="date">
            <text:p>27</text:p>
          </table:table-cell>
          <table:table-cell table:style-name="ce9" office:value-type="date" office:date-value="2021-02-28" calcext:value-type="date">
            <text:p>28</text:p>
          </table:table-cell>
          <table:table-cell table:style-name="ce5" table:number-columns-repeated="932"/>
        </table:table-row>
        <table:table-row table:style-name="ro1">
          <table:table-cell table:style-name="ce6"/>
          <table:table-cell table:style-name="ce10" table:formula="of:=[.B2]" office:value-type="date" office:date-value="2020-11-30" calcext:value-type="date">
            <text:p>lun</text:p>
          </table:table-cell>
          <table:table-cell table:style-name="ce15" table:formula="of:=[.C2]" office:value-type="date" office:date-value="2020-12-01" calcext:value-type="date">
            <text:p>mar</text:p>
          </table:table-cell>
          <table:table-cell table:style-name="ce10" table:formula="of:=[.D2]" office:value-type="date" office:date-value="2020-12-02" calcext:value-type="date">
            <text:p>mer</text:p>
          </table:table-cell>
          <table:table-cell table:style-name="ce10" table:formula="of:=[.E2]" office:value-type="date" office:date-value="2020-12-03" calcext:value-type="date">
            <text:p>gio</text:p>
          </table:table-cell>
          <table:table-cell table:style-name="ce10" table:formula="of:=[.F2]" office:value-type="date" office:date-value="2020-12-04" calcext:value-type="date">
            <text:p>ven</text:p>
          </table:table-cell>
          <table:table-cell table:style-name="ce10" table:formula="of:=[.G2]" office:value-type="date" office:date-value="2020-12-05" calcext:value-type="date">
            <text:p>sab</text:p>
          </table:table-cell>
          <table:table-cell table:style-name="ce10" table:formula="of:=[.H2]" office:value-type="date" office:date-value="2020-12-06" calcext:value-type="date">
            <text:p>dom</text:p>
          </table:table-cell>
          <table:table-cell table:style-name="ce21" table:formula="of:=[.I2]" office:value-type="date" office:date-value="2020-12-07" calcext:value-type="date">
            <text:p>lun</text:p>
          </table:table-cell>
          <table:table-cell table:style-name="ce21" table:formula="of:=[.J2]" office:value-type="date" office:date-value="2020-12-08" calcext:value-type="date">
            <text:p>mar</text:p>
          </table:table-cell>
          <table:table-cell table:style-name="ce21" table:formula="of:=[.K2]" office:value-type="date" office:date-value="2020-12-09" calcext:value-type="date">
            <text:p>mer</text:p>
          </table:table-cell>
          <table:table-cell table:style-name="ce21" table:formula="of:=[.L2]" office:value-type="date" office:date-value="2020-12-10" calcext:value-type="date">
            <text:p>gio</text:p>
          </table:table-cell>
          <table:table-cell table:style-name="ce21" table:formula="of:=[.M2]" office:value-type="date" office:date-value="2020-12-11" calcext:value-type="date">
            <text:p>ven</text:p>
          </table:table-cell>
          <table:table-cell table:style-name="ce21" table:formula="of:=[.N2]" office:value-type="date" office:date-value="2020-12-12" calcext:value-type="date">
            <text:p>sab</text:p>
          </table:table-cell>
          <table:table-cell table:style-name="ce21" table:formula="of:=[.O2]" office:value-type="date" office:date-value="2020-12-13" calcext:value-type="date">
            <text:p>dom</text:p>
          </table:table-cell>
          <table:table-cell table:style-name="ce10" table:formula="of:=[.P2]" office:value-type="date" office:date-value="2020-12-14" calcext:value-type="date">
            <text:p>lun</text:p>
          </table:table-cell>
          <table:table-cell table:style-name="ce10" table:formula="of:=[.Q2]" office:value-type="date" office:date-value="2020-12-15" calcext:value-type="date">
            <text:p>mar</text:p>
          </table:table-cell>
          <table:table-cell table:style-name="ce10" table:formula="of:=[.R2]" office:value-type="date" office:date-value="2020-12-16" calcext:value-type="date">
            <text:p>mer</text:p>
          </table:table-cell>
          <table:table-cell table:style-name="ce10" table:formula="of:=[.S2]" office:value-type="date" office:date-value="2020-12-17" calcext:value-type="date">
            <text:p>gio</text:p>
          </table:table-cell>
          <table:table-cell table:style-name="ce10" table:formula="of:=[.T2]" office:value-type="date" office:date-value="2020-12-18" calcext:value-type="date">
            <text:p>ven</text:p>
          </table:table-cell>
          <table:table-cell table:style-name="ce10" table:formula="of:=[.U2]" office:value-type="date" office:date-value="2020-12-19" calcext:value-type="date">
            <text:p>sab</text:p>
          </table:table-cell>
          <table:table-cell table:style-name="ce10" table:formula="of:=[.V2]" office:value-type="date" office:date-value="2020-12-20" calcext:value-type="date">
            <text:p>dom</text:p>
          </table:table-cell>
          <table:table-cell table:style-name="ce21" table:formula="of:=[.W2]" office:value-type="date" office:date-value="2020-12-21" calcext:value-type="date">
            <text:p>lun</text:p>
          </table:table-cell>
          <table:table-cell table:style-name="ce21" table:formula="of:=[.X2]" office:value-type="date" office:date-value="2020-12-22" calcext:value-type="date">
            <text:p>mar</text:p>
          </table:table-cell>
          <table:table-cell table:style-name="ce21" table:formula="of:=[.Y2]" office:value-type="date" office:date-value="2020-12-23" calcext:value-type="date">
            <text:p>mer</text:p>
          </table:table-cell>
          <table:table-cell table:style-name="ce21" table:formula="of:=[.Z2]" office:value-type="date" office:date-value="2020-12-24" calcext:value-type="date">
            <text:p>gio</text:p>
          </table:table-cell>
          <table:table-cell table:style-name="ce21" table:formula="of:=[.AA2]" office:value-type="date" office:date-value="2020-12-25" calcext:value-type="date">
            <text:p>ven</text:p>
          </table:table-cell>
          <table:table-cell table:style-name="ce21" table:formula="of:=[.AB2]" office:value-type="date" office:date-value="2020-12-26" calcext:value-type="date">
            <text:p>sab</text:p>
          </table:table-cell>
          <table:table-cell table:style-name="ce21" table:formula="of:=[.AC2]" office:value-type="date" office:date-value="2020-12-27" calcext:value-type="date">
            <text:p>dom</text:p>
          </table:table-cell>
          <table:table-cell table:style-name="ce10" table:formula="of:=[.AD2]" office:value-type="date" office:date-value="2020-12-28" calcext:value-type="date">
            <text:p>lun</text:p>
          </table:table-cell>
          <table:table-cell table:style-name="ce10" table:formula="of:=[.AE2]" office:value-type="date" office:date-value="2020-12-29" calcext:value-type="date">
            <text:p>mar</text:p>
          </table:table-cell>
          <table:table-cell table:style-name="ce10" table:formula="of:=[.AF2]" office:value-type="date" office:date-value="2020-12-30" calcext:value-type="date">
            <text:p>mer</text:p>
          </table:table-cell>
          <table:table-cell table:style-name="ce10" table:formula="of:=[.AG2]" office:value-type="date" office:date-value="2020-12-31" calcext:value-type="date">
            <text:p>gio</text:p>
          </table:table-cell>
          <table:table-cell table:style-name="ce15" table:formula="of:=[.AH2]" office:value-type="date" office:date-value="2021-01-01" calcext:value-type="date">
            <text:p>ven</text:p>
          </table:table-cell>
          <table:table-cell table:style-name="ce10" table:formula="of:=[.AI2]" office:value-type="date" office:date-value="2021-01-02" calcext:value-type="date">
            <text:p>sab</text:p>
          </table:table-cell>
          <table:table-cell table:style-name="ce10" table:formula="of:=[.AJ2]" office:value-type="date" office:date-value="2021-01-03" calcext:value-type="date">
            <text:p>dom</text:p>
          </table:table-cell>
          <table:table-cell table:style-name="ce21" table:formula="of:=[.AK2]" office:value-type="date" office:date-value="2021-01-04" calcext:value-type="date">
            <text:p>lun</text:p>
          </table:table-cell>
          <table:table-cell table:style-name="ce21" table:formula="of:=[.AL2]" office:value-type="date" office:date-value="2021-01-05" calcext:value-type="date">
            <text:p>mar</text:p>
          </table:table-cell>
          <table:table-cell table:style-name="ce21" table:formula="of:=[.AM2]" office:value-type="date" office:date-value="2021-01-06" calcext:value-type="date">
            <text:p>mer</text:p>
          </table:table-cell>
          <table:table-cell table:style-name="ce21" table:formula="of:=[.AN2]" office:value-type="date" office:date-value="2021-01-07" calcext:value-type="date">
            <text:p>gio</text:p>
          </table:table-cell>
          <table:table-cell table:style-name="ce21" table:formula="of:=[.AO2]" office:value-type="date" office:date-value="2021-01-08" calcext:value-type="date">
            <text:p>ven</text:p>
          </table:table-cell>
          <table:table-cell table:style-name="ce21" table:formula="of:=[.AP2]" office:value-type="date" office:date-value="2021-01-09" calcext:value-type="date">
            <text:p>sab</text:p>
          </table:table-cell>
          <table:table-cell table:style-name="ce21" table:formula="of:=[.AQ2]" office:value-type="date" office:date-value="2021-01-10" calcext:value-type="date">
            <text:p>dom</text:p>
          </table:table-cell>
          <table:table-cell table:style-name="ce10" table:formula="of:=[.AR2]" office:value-type="date" office:date-value="2021-01-11" calcext:value-type="date">
            <text:p>lun</text:p>
          </table:table-cell>
          <table:table-cell table:style-name="ce10" table:formula="of:=[.AS2]" office:value-type="date" office:date-value="2021-01-12" calcext:value-type="date">
            <text:p>mar</text:p>
          </table:table-cell>
          <table:table-cell table:style-name="ce10" table:formula="of:=[.AT2]" office:value-type="date" office:date-value="2021-01-13" calcext:value-type="date">
            <text:p>mer</text:p>
          </table:table-cell>
          <table:table-cell table:style-name="ce10" table:formula="of:=[.AU2]" office:value-type="date" office:date-value="2021-01-14" calcext:value-type="date">
            <text:p>gio</text:p>
          </table:table-cell>
          <table:table-cell table:style-name="ce10" table:formula="of:=[.AV2]" office:value-type="date" office:date-value="2021-01-15" calcext:value-type="date">
            <text:p>ven</text:p>
          </table:table-cell>
          <table:table-cell table:style-name="ce10" table:formula="of:=[.AW2]" office:value-type="date" office:date-value="2021-01-16" calcext:value-type="date">
            <text:p>sab</text:p>
          </table:table-cell>
          <table:table-cell table:style-name="ce10" table:formula="of:=[.AX2]" office:value-type="date" office:date-value="2021-01-17" calcext:value-type="date">
            <text:p>dom</text:p>
          </table:table-cell>
          <table:table-cell table:style-name="ce21" table:formula="of:=[.AY2]" office:value-type="date" office:date-value="2021-01-18" calcext:value-type="date">
            <text:p>lun</text:p>
          </table:table-cell>
          <table:table-cell table:style-name="ce21" table:formula="of:=[.AZ2]" office:value-type="date" office:date-value="2021-01-19" calcext:value-type="date">
            <text:p>mar</text:p>
          </table:table-cell>
          <table:table-cell table:style-name="ce21" table:formula="of:=[.BA2]" office:value-type="date" office:date-value="2021-01-20" calcext:value-type="date">
            <text:p>mer</text:p>
          </table:table-cell>
          <table:table-cell table:style-name="ce21" table:formula="of:=[.BB2]" office:value-type="date" office:date-value="2021-01-21" calcext:value-type="date">
            <text:p>gio</text:p>
          </table:table-cell>
          <table:table-cell table:style-name="ce21" table:formula="of:=[.BC2]" office:value-type="date" office:date-value="2021-01-22" calcext:value-type="date">
            <text:p>ven</text:p>
          </table:table-cell>
          <table:table-cell table:style-name="ce21" table:formula="of:=[.BD2]" office:value-type="date" office:date-value="2021-01-23" calcext:value-type="date">
            <text:p>sab</text:p>
          </table:table-cell>
          <table:table-cell table:style-name="ce21" table:formula="of:=[.BE2]" office:value-type="date" office:date-value="2021-01-24" calcext:value-type="date">
            <text:p>dom</text:p>
          </table:table-cell>
          <table:table-cell table:style-name="ce10" table:formula="of:=[.BF2]" office:value-type="date" office:date-value="2021-01-25" calcext:value-type="date">
            <text:p>lun</text:p>
          </table:table-cell>
          <table:table-cell table:style-name="ce10" table:formula="of:=[.BG2]" office:value-type="date" office:date-value="2021-01-26" calcext:value-type="date">
            <text:p>mar</text:p>
          </table:table-cell>
          <table:table-cell table:style-name="ce10" table:formula="of:=[.BH2]" office:value-type="date" office:date-value="2021-01-27" calcext:value-type="date">
            <text:p>mer</text:p>
          </table:table-cell>
          <table:table-cell table:style-name="ce10" table:formula="of:=[.BI2]" office:value-type="date" office:date-value="2021-01-28" calcext:value-type="date">
            <text:p>gio</text:p>
          </table:table-cell>
          <table:table-cell table:style-name="ce10" table:formula="of:=[.BJ2]" office:value-type="date" office:date-value="2021-01-29" calcext:value-type="date">
            <text:p>ven</text:p>
          </table:table-cell>
          <table:table-cell table:style-name="ce10" table:formula="of:=[.BK2]" office:value-type="date" office:date-value="2021-01-30" calcext:value-type="date">
            <text:p>sab</text:p>
          </table:table-cell>
          <table:table-cell table:style-name="ce10" table:formula="of:=[.BL2]" office:value-type="date" office:date-value="2021-01-31" calcext:value-type="date">
            <text:p>dom</text:p>
          </table:table-cell>
          <table:table-cell table:style-name="ce25" table:formula="of:=[.BM2]" office:value-type="date" office:date-value="2021-02-01" calcext:value-type="date">
            <text:p>lun</text:p>
          </table:table-cell>
          <table:table-cell table:style-name="ce21" table:formula="of:=[.BN2]" office:value-type="date" office:date-value="2021-02-02" calcext:value-type="date">
            <text:p>mar</text:p>
          </table:table-cell>
          <table:table-cell table:style-name="ce21" table:formula="of:=[.BO2]" office:value-type="date" office:date-value="2021-02-03" calcext:value-type="date">
            <text:p>mer</text:p>
          </table:table-cell>
          <table:table-cell table:style-name="ce21" table:formula="of:=[.BP2]" office:value-type="date" office:date-value="2021-02-04" calcext:value-type="date">
            <text:p>gio</text:p>
          </table:table-cell>
          <table:table-cell table:style-name="ce21" table:formula="of:=[.BQ2]" office:value-type="date" office:date-value="2021-02-05" calcext:value-type="date">
            <text:p>ven</text:p>
          </table:table-cell>
          <table:table-cell table:style-name="ce21" table:formula="of:=[.BR2]" office:value-type="date" office:date-value="2021-02-06" calcext:value-type="date">
            <text:p>sab</text:p>
          </table:table-cell>
          <table:table-cell table:style-name="ce21" table:formula="of:=[.BS2]" office:value-type="date" office:date-value="2021-02-07" calcext:value-type="date">
            <text:p>dom</text:p>
          </table:table-cell>
          <table:table-cell table:style-name="ce10" table:formula="of:=[.BT2]" office:value-type="date" office:date-value="2021-02-08" calcext:value-type="date">
            <text:p>lun</text:p>
          </table:table-cell>
          <table:table-cell table:style-name="ce10" table:formula="of:=[.BU2]" office:value-type="date" office:date-value="2021-02-09" calcext:value-type="date">
            <text:p>mar</text:p>
          </table:table-cell>
          <table:table-cell table:style-name="ce10" table:formula="of:=[.BV2]" office:value-type="date" office:date-value="2021-02-10" calcext:value-type="date">
            <text:p>mer</text:p>
          </table:table-cell>
          <table:table-cell table:style-name="ce10" table:formula="of:=[.BW2]" office:value-type="date" office:date-value="2021-02-11" calcext:value-type="date">
            <text:p>gio</text:p>
          </table:table-cell>
          <table:table-cell table:style-name="ce10" table:formula="of:=[.BX2]" office:value-type="date" office:date-value="2021-02-12" calcext:value-type="date">
            <text:p>ven</text:p>
          </table:table-cell>
          <table:table-cell table:style-name="ce10" table:formula="of:=[.BY2]" office:value-type="date" office:date-value="2021-02-13" calcext:value-type="date">
            <text:p>sab</text:p>
          </table:table-cell>
          <table:table-cell table:style-name="ce10" table:formula="of:=[.BZ2]" office:value-type="date" office:date-value="2021-02-14" calcext:value-type="date">
            <text:p>dom</text:p>
          </table:table-cell>
          <table:table-cell table:style-name="ce21" table:formula="of:=[.CA2]" office:value-type="date" office:date-value="2021-02-15" calcext:value-type="date">
            <text:p>lun</text:p>
          </table:table-cell>
          <table:table-cell table:style-name="ce21" table:formula="of:=[.CB2]" office:value-type="date" office:date-value="2021-02-16" calcext:value-type="date">
            <text:p>mar</text:p>
          </table:table-cell>
          <table:table-cell table:style-name="ce21" table:formula="of:=[.CC2]" office:value-type="date" office:date-value="2021-02-17" calcext:value-type="date">
            <text:p>mer</text:p>
          </table:table-cell>
          <table:table-cell table:style-name="ce21" table:formula="of:=[.CD2]" office:value-type="date" office:date-value="2021-02-18" calcext:value-type="date">
            <text:p>gio</text:p>
          </table:table-cell>
          <table:table-cell table:style-name="ce21" table:formula="of:=[.CE2]" office:value-type="date" office:date-value="2021-02-19" calcext:value-type="date">
            <text:p>ven</text:p>
          </table:table-cell>
          <table:table-cell table:style-name="ce21" table:formula="of:=[.CF2]" office:value-type="date" office:date-value="2021-02-20" calcext:value-type="date">
            <text:p>sab</text:p>
          </table:table-cell>
          <table:table-cell table:style-name="ce21" table:formula="of:=[.CG2]" office:value-type="date" office:date-value="2021-02-21" calcext:value-type="date">
            <text:p>dom</text:p>
          </table:table-cell>
          <table:table-cell table:style-name="ce10" table:formula="of:=[.CH2]" office:value-type="date" office:date-value="2021-02-22" calcext:value-type="date">
            <text:p>lun</text:p>
          </table:table-cell>
          <table:table-cell table:style-name="ce10" table:formula="of:=[.CI2]" office:value-type="date" office:date-value="2021-02-23" calcext:value-type="date">
            <text:p>mar</text:p>
          </table:table-cell>
          <table:table-cell table:style-name="ce10" table:formula="of:=[.CJ2]" office:value-type="date" office:date-value="2021-02-24" calcext:value-type="date">
            <text:p>mer</text:p>
          </table:table-cell>
          <table:table-cell table:style-name="ce10" table:formula="of:=[.CK2]" office:value-type="date" office:date-value="2021-02-25" calcext:value-type="date">
            <text:p>gio</text:p>
          </table:table-cell>
          <table:table-cell table:style-name="ce10" table:formula="of:=[.CL2]" office:value-type="date" office:date-value="2021-02-26" calcext:value-type="date">
            <text:p>ven</text:p>
          </table:table-cell>
          <table:table-cell table:style-name="ce10" table:formula="of:=[.CM2]" office:value-type="date" office:date-value="2021-02-27" calcext:value-type="date">
            <text:p>sab</text:p>
          </table:table-cell>
          <table:table-cell table:style-name="ce10" table:formula="of:=[.CN2]" office:value-type="date" office:date-value="2021-02-28" calcext:value-type="date">
            <text:p>dom</text:p>
          </table:table-cell>
          <table:table-cell table:style-name="ce6" table:number-columns-repeated="932"/>
        </table:table-row>
        <table:table-row table:style-name="ro1">
          <table:table-cell office:value-type="string" calcext:value-type="string">
            <text:p>Iterazione 1</text:p>
          </table:table-cell>
          <table:table-cell table:style-name="ce11"/>
          <table:table-cell table:style-name="ce16"/>
          <table:table-cell table:style-name="ce18" table:number-columns-repeated="12"/>
          <table:table-cell table:number-columns-repeated="1009"/>
        </table:table-row>
        <table:table-row table:style-name="ro1">
          <table:table-cell office:value-type="string" calcext:value-type="string">
            <text:p>Iterazione 2</text:p>
          </table:table-cell>
          <table:table-cell table:number-columns-repeated="14"/>
          <table:table-cell table:style-name="ce18" table:number-columns-repeated="21"/>
          <table:table-cell table:number-columns-repeated="988"/>
        </table:table-row>
        <table:table-row table:style-name="ro1">
          <table:table-cell office:value-type="string" calcext:value-type="string">
            <text:p>Iterazione 3</text:p>
          </table:table-cell>
          <table:table-cell table:number-columns-repeated="35"/>
          <table:table-cell table:style-name="ce18" table:number-columns-repeated="4"/>
          <table:table-cell table:style-name="ce44"/>
          <table:table-cell table:style-name="ce18" table:number-columns-repeated="9"/>
          <table:table-cell table:number-columns-repeated="974"/>
        </table:table-row>
        <table:table-row table:style-name="ro1">
          <table:table-cell office:value-type="string" calcext:value-type="string">
            <text:p>Iterazione 4</text:p>
          </table:table-cell>
          <table:table-cell table:number-columns-repeated="49"/>
          <table:table-cell table:style-name="ce18" table:number-columns-repeated="14"/>
          <table:table-cell table:number-columns-repeated="96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</number:date-style>
    <number:date-style style:name="N10104" number:language="it" number:country="IT">
      <number:day-of-week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6:48:44.030550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22:32:39.127536618</meta:creation-date>
    <dc:date>2020-12-28T16:52:22.142501525</dc:date>
    <meta:editing-duration>PT26M17S</meta:editing-duration>
    <meta:editing-cycles>4</meta:editing-cycles>
    <meta:generator>LibreOffice/6.1.5.2$Linux_X86_64 LibreOffice_project/10$Build-2</meta:generator>
    <meta:document-statistic meta:table-count="1" meta:cell-count="189" meta:object-count="0"/>
  </office:meta>
</office:document-meta>
</file>